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.25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b3d6c" officeooo:paragraph-rsid="001b3d6c"/>
    </style:style>
    <style:style style:name="P2" style:family="paragraph" style:parent-style-name="Standard">
      <style:text-properties officeooo:rsid="001b3d6c" officeooo:paragraph-rsid="001ccd00"/>
    </style:style>
    <style:style style:name="P3" style:family="paragraph" style:parent-style-name="Standard">
      <style:text-properties officeooo:rsid="001ef3a5" officeooo:paragraph-rsid="001ef3a5"/>
    </style:style>
    <style:style style:name="P4" style:family="paragraph" style:parent-style-name="Standard">
      <style:text-properties officeooo:rsid="001f31fe" officeooo:paragraph-rsid="001f31fe"/>
    </style:style>
    <style:style style:name="P5" style:family="paragraph" style:parent-style-name="Standard">
      <style:paragraph-properties fo:break-before="page"/>
      <style:text-properties officeooo:rsid="001ef3a5" officeooo:paragraph-rsid="001ef3a5"/>
    </style:style>
    <style:style style:name="T1" style:family="text">
      <style:text-properties officeooo:rsid="001ccd00"/>
    </style:style>
    <style:style style:name="T2" style:family="text">
      <style:text-properties officeooo:rsid="001e55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0</text:p>
      <text:p text:style-name="P1"/>
      <text:p text:style-name="P1">0.1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A</text:p>
          </table:table-cell>
          <table:table-cell table:style-name="Table2.B1" office:value-type="string">
            <text:p text:style-name="P1">f = Θ(g)</text:p>
          </table:table-cell>
        </table:table-row>
        <table:table-row>
          <table:table-cell table:style-name="Table2.A2" office:value-type="string">
            <text:p text:style-name="P1">B</text:p>
          </table:table-cell>
          <table:table-cell table:style-name="Table2.B2" office:value-type="string">
            <text:p text:style-name="P1">f = O(g)</text:p>
          </table:table-cell>
        </table:table-row>
        <table:table-row>
          <table:table-cell table:style-name="Table2.A2" office:value-type="string">
            <text:p text:style-name="P1">C</text:p>
          </table:table-cell>
          <table:table-cell table:style-name="Table2.B2" office:value-type="string">
            <text:p text:style-name="P1">f = Θ(g)</text:p>
          </table:table-cell>
        </table:table-row>
        <table:table-row>
          <table:table-cell table:style-name="Table2.A2" office:value-type="string">
            <text:p text:style-name="P1">D</text:p>
          </table:table-cell>
          <table:table-cell table:style-name="Table2.B2" office:value-type="string">
            <text:p text:style-name="P1">f = Θ(g)</text:p>
          </table:table-cell>
        </table:table-row>
        <table:table-row>
          <table:table-cell table:style-name="Table2.A2" office:value-type="string">
            <text:p text:style-name="P1">E</text:p>
          </table:table-cell>
          <table:table-cell table:style-name="Table2.B2" office:value-type="string">
            <text:p text:style-name="P1">f = Θ(g)</text:p>
          </table:table-cell>
        </table:table-row>
        <table:table-row>
          <table:table-cell table:style-name="Table2.A2" office:value-type="string">
            <text:p text:style-name="P1">F</text:p>
          </table:table-cell>
          <table:table-cell table:style-name="Table2.B2" office:value-type="string">
            <text:p text:style-name="P1">f = Θ(g)</text:p>
          </table:table-cell>
        </table:table-row>
        <table:table-row>
          <table:table-cell table:style-name="Table2.A2" office:value-type="string">
            <text:p text:style-name="P1">G</text:p>
          </table:table-cell>
          <table:table-cell table:style-name="Table2.B2" office:value-type="string">
            <text:p text:style-name="P1">f = Ω(g)</text:p>
          </table:table-cell>
        </table:table-row>
        <table:table-row>
          <table:table-cell table:style-name="Table2.A2" office:value-type="string">
            <text:p text:style-name="P1">H</text:p>
          </table:table-cell>
          <table:table-cell table:style-name="Table2.B2" office:value-type="string">
            <text:p text:style-name="P1">f = Ω(g)</text:p>
          </table:table-cell>
        </table:table-row>
        <table:table-row>
          <table:table-cell table:style-name="Table2.A2" office:value-type="string">
            <text:p text:style-name="P1">I</text:p>
          </table:table-cell>
          <table:table-cell table:style-name="Table2.B2" office:value-type="string">
            <text:p text:style-name="P1">f = Ω(g)</text:p>
          </table:table-cell>
        </table:table-row>
        <table:table-row>
          <table:table-cell table:style-name="Table2.A2" office:value-type="string">
            <text:p text:style-name="P1">J</text:p>
          </table:table-cell>
          <table:table-cell table:style-name="Table2.B2" office:value-type="string">
            <text:p text:style-name="P1">f = O(g)</text:p>
          </table:table-cell>
        </table:table-row>
        <table:table-row>
          <table:table-cell table:style-name="Table2.A2" office:value-type="string">
            <text:p text:style-name="P1">K</text:p>
          </table:table-cell>
          <table:table-cell table:style-name="Table2.B2" office:value-type="string">
            <text:p text:style-name="P1">f = Ω(g)</text:p>
          </table:table-cell>
        </table:table-row>
        <table:table-row>
          <table:table-cell table:style-name="Table2.A2" office:value-type="string">
            <text:p text:style-name="P1">L</text:p>
          </table:table-cell>
          <table:table-cell table:style-name="Table2.B2" office:value-type="string">
            <text:p text:style-name="P1">f = O(g)</text:p>
          </table:table-cell>
        </table:table-row>
        <table:table-row>
          <table:table-cell table:style-name="Table2.A2" office:value-type="string">
            <text:p text:style-name="P1">M</text:p>
          </table:table-cell>
          <table:table-cell table:style-name="Table2.B2" office:value-type="string">
            <text:p text:style-name="P1">f = O(g)</text:p>
          </table:table-cell>
        </table:table-row>
        <table:table-row>
          <table:table-cell table:style-name="Table2.A2" office:value-type="string">
            <text:p text:style-name="P1">N</text:p>
          </table:table-cell>
          <table:table-cell table:style-name="Table2.B2" office:value-type="string">
            <text:p text:style-name="P1">f = Θ(g)</text:p>
          </table:table-cell>
        </table:table-row>
        <table:table-row>
          <table:table-cell table:style-name="Table2.A2" office:value-type="string">
            <text:p text:style-name="P1">O</text:p>
          </table:table-cell>
          <table:table-cell table:style-name="Table2.B2" office:value-type="string">
            <text:p text:style-name="P1">f = Ω(g)</text:p>
          </table:table-cell>
        </table:table-row>
        <table:table-row>
          <table:table-cell table:style-name="Table2.A2" office:value-type="string">
            <text:p text:style-name="P1">P</text:p>
          </table:table-cell>
          <table:table-cell table:style-name="Table2.B2" office:value-type="string">
            <text:p text:style-name="P1">f = O(g)</text:p>
          </table:table-cell>
        </table:table-row>
        <table:table-row>
          <table:table-cell table:style-name="Table2.A2" office:value-type="string">
            <text:p text:style-name="P1">Q</text:p>
          </table:table-cell>
          <table:table-cell table:style-name="Table2.B2" office:value-type="string">
            <text:p text:style-name="P1">f = Θ(g)</text:p>
          </table:table-cell>
        </table:table-row>
      </table:table>
      <text:p text:style-name="P1"/>
      <text:p text:style-name="P1">0.2</text:p>
      <text:p text:style-name="P1"/>
      <text:p text:style-name="P2">a) <draw:frame draw:style-name="fr1" draw:name="Object1" text:anchor-type="as-char" svg:y="-0.1756in" svg:width="1.2256in" svg:height="0.215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is a geometric series, when the constant c &lt; 1 the series </text:span><text:a xlink:type="simple" xlink:href="http://en.wikipedia.org/wiki/Geometric_series" text:style-name="Internet_20_link" text:visited-style-name="Visited_20_Internet_20_Link"><text:span text:style-name="T1">converges to a finite number</text:span></text:a><text:span text:style-name="T1"> (constant) thus </text:span><text:span text:style-name="T1"><draw:frame draw:style-name="fr1" draw:name="Object2" text:anchor-type="as-char" svg:y="-0.1547in" svg:width="0.9346in" svg:height="0.20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/>
      <text:p text:style-name="P2"><text:span text:style-name="T1">b</text:span>) <text:span text:style-name="T1">When c = 1 all values in the series are 1, </text:span><text:span text:style-name="T1"><draw:frame draw:style-name="fr1" draw:name="Object7" text:anchor-type="as-char" svg:y="-0.2866in" svg:width="3.5756in" svg:height="0.4602in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"><text:span text:style-name="T1">thus </text:span><text:span text:style-name="T1"><draw:frame draw:style-name="fr1" draw:name="Object4" text:anchor-type="as-char" svg:y="-0.1547in" svg:width="0.9366in" svg:height="0.2035in" draw:z-index="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/>
      <text:p text:style-name="P2"><text:span text:style-name="T2">c</text:span>) <draw:frame draw:style-name="fr1" draw:name="Object5" text:anchor-type="as-char" svg:y="-0.1756in" svg:width="1.2256in" svg:height="0.2154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is a geometric series, when the constant c &gt; 1 the series diverges. The largest term in the series </text:span><text:span text:style-name="T1"><draw:frame draw:style-name="fr1" draw:name="Object3" text:anchor-type="as-char" svg:y="-0.1756in" svg:width="0.2425in" svg:height="0.2154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">dominates thus </text:span><text:span text:style-name="T1"><draw:frame draw:style-name="fr1" draw:name="Object6" text:anchor-type="as-char" svg:y="-0.1764in" svg:width="0.9937in" svg:height="0.2244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3"/>
      <text:p text:style-name="P5">0.3</text:p>
      <text:p text:style-name="P4">a)</text:p>
      <text:p text:style-name="P3"><draw:frame draw:style-name="fr1" draw:name="Object8" text:anchor-type="as-char" svg:y="-1.1783in" svg:width="2.1071in" svg:height="2.3008in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>b)</text:p>
      <text:p text:style-name="P4"><draw:frame draw:style-name="fr1" draw:name="Object9" text:anchor-type="as-char" svg:y="-1.2508in" svg:width="3.2591in" svg:height="2.445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3:24:48.457398263</meta:creation-date>
    <meta:editing-duration>PT4H37M49S</meta:editing-duration>
    <meta:editing-cycles>2</meta:editing-cycles>
    <meta:generator>LibreOffice/4.3.5.2.0$Linux_X86_64 LibreOffice_project/430m0$Build-2</meta:generator>
    <dc:date>2015-02-15T18:18:27.246473053</dc:date>
    <meta:document-statistic meta:table-count="1" meta:image-count="0" meta:object-count="9" meta:page-count="3" meta:paragraph-count="46" meta:word-count="130" meta:character-count="449" meta:non-whitespace-character-count="359"/>
  </office:meta>
</office:document-meta>
</file>

<file path=Object 1/content.xml><?xml version="1.0" encoding="utf-8"?>
<math xmlns="http://www.w3.org/1998/Math/MathML" display="block">
  <semantics>
    <mrow>
      <mn>1</mn>
      <mo stretchy="false">+</mo>
      <mi>c</mi>
      <mo stretchy="false">+</mo>
      <msup>
        <mi>c</mi>
        <mn>2</mn>
      </msup>
      <mo stretchy="false">+</mo>
      <mn>...</mn>
      <mo stretchy="false">+</mo>
      <msup>
        <mi>c</mi>
        <mi>n</mi>
      </msup>
    </mrow>
    <annotation encoding="StarMath 5.0">1 + c + c^2 + ... + c^n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Θ</mi>
      </mrow>
      <mrow>
        <mo fence="true" stretchy="false">(</mo>
        <mrow>
          <mn>1</mn>
        </mrow>
        <mo fence="true" stretchy="false">)</mo>
      </mrow>
    </mrow>
    <annotation encoding="StarMath 5.0">g(n) = %THETA (1)</annotation>
  </semantics>
</math>
</file>

<file path=Object 3/content.xml><?xml version="1.0" encoding="utf-8"?>
<math xmlns="http://www.w3.org/1998/Math/MathML" display="block">
  <semantics>
    <msup>
      <mi>c</mi>
      <mi>n</mi>
    </msup>
    <annotation encoding="StarMath 5.0">c^n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Θ</mi>
      </mrow>
      <mrow>
        <mo fence="true" stretchy="false">(</mo>
        <mrow>
          <mi>n</mi>
        </mrow>
        <mo fence="true" stretchy="false">)</mo>
      </mrow>
    </mrow>
    <annotation encoding="StarMath 5.0">g(n) = %THETA (n)</annotation>
  </semantics>
</math>
</file>

<file path=Object 5/content.xml><?xml version="1.0" encoding="utf-8"?>
<math xmlns="http://www.w3.org/1998/Math/MathML" display="block">
  <semantics>
    <mrow>
      <mn>1</mn>
      <mo stretchy="false">+</mo>
      <mi>c</mi>
      <mo stretchy="false">+</mo>
      <msup>
        <mi>c</mi>
        <mn>2</mn>
      </msup>
      <mo stretchy="false">+</mo>
      <mn>...</mn>
      <mo stretchy="false">+</mo>
      <msup>
        <mi>c</mi>
        <mi>n</mi>
      </msup>
    </mrow>
    <annotation encoding="StarMath 5.0">1 + c + c^2 + ... + c^n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i mathvariant="normal">Θ</mi>
      </mrow>
      <mrow>
        <mo fence="true" stretchy="false">(</mo>
        <mrow>
          <msup>
            <mi>c</mi>
            <mi>n</mi>
          </msup>
        </mrow>
        <mo fence="true" stretchy="false">)</mo>
      </mrow>
    </mrow>
    <annotation encoding="StarMath 5.0">g(n) = %THETA (c^n)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i>c</mi>
          <mo stretchy="false">+</mo>
          <msup>
            <mi>c</mi>
            <mn>2</mn>
          </msup>
          <mo stretchy="false">+</mo>
          <mn>...</mn>
          <mo stretchy="false">+</mo>
          <msup>
            <mi>c</mi>
            <mi>n</mi>
          </msup>
        </mrow>
        <mo stretchy="false">=</mo>
        <mrow>
          <mn>1</mn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i>c</mi>
              <mi>i</mi>
            </msup>
          </mrow>
        </mrow>
        <mo stretchy="false">=</mo>
        <mrow>
          <mn>1</mn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n>1</mn>
          </mrow>
        </mrow>
        <mo stretchy="false">=</mo>
        <mrow>
          <mn>1</mn>
          <mo stretchy="false">+</mo>
          <mi>n</mi>
        </mrow>
      </mrow>
    </mrow>
    <annotation encoding="StarMath 5.0">g(n) = 1 + c + c^2 + ... + c^n = 1 + sum from i = 1 to n c^i = 1 + sum from i = 1 to n 1 = 1 + n</annotation>
  </semantics>
</math>
</file>

<file path=Object 8/content.xml><?xml version="1.0" encoding="utf-8"?>
<math xmlns="http://www.w3.org/1998/Math/MathML" display="block">
  <semantics>
    <mtable>
      <mtr>
        <mtd>
          <mrow>
            <munder accentunder="true">
              <mi mathvariant="italic">basis</mi>
              <mo>̲</mo>
            </munder>
            <mi mathvariant="normal">:</mi>
            <mrow>
              <mrow>
                <mi>n</mi>
                <mo stretchy="false">=</mo>
                <mn>6</mn>
                <mo stretchy="false">→</mo>
                <msub>
                  <mi>F</mi>
                  <mn>6</mn>
                </msub>
                <mo stretchy="false">=</mo>
                <mn>8</mn>
              </mrow>
              <mi>;</mi>
              <mrow>
                <msup>
                  <mn>2</mn>
                  <mn>3</mn>
                </msup>
                <mo stretchy="false">=</mo>
                <mn>8</mn>
              </mrow>
            </mrow>
          </mrow>
        </mtd>
      </mtr>
      <mtr>
        <mtd>
          <mrow>
            <msub>
              <mi>F</mi>
              <mi>n</mi>
            </msub>
            <mo stretchy="false">=</mo>
            <mrow>
              <msub>
                <mi>F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  <mo stretchy="false">+</mo>
              <msub>
                <mi>F</mi>
                <mrow>
                  <mo fence="true" stretchy="false">(</mo>
                  <mrow>
                    <mrow>
                      <mi>n</mi>
                      <mo stretchy="false">−</mo>
                      <mn>2</mn>
                    </mrow>
                  </mrow>
                  <mo fence="true" stretchy="false">)</mo>
                </mrow>
              </msub>
            </mrow>
            <mo stretchy="false">≥</mo>
            <msup>
              <mn>2</mn>
              <mrow>
                <mo fence="true" stretchy="false">(</mo>
                <mrow>
                  <mrow>
                    <mn>0.5</mn>
                    <mi>n</mi>
                  </mrow>
                </mrow>
                <mo fence="true" stretchy="false">)</mo>
              </mrow>
            </msup>
          </mrow>
        </mtd>
      </mtr>
      <mtr>
        <mtd>
          <mrow>
            <msub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b>
            <mo stretchy="false">=</mo>
            <mrow>
              <msub>
                <mi>F</mi>
                <mi>n</mi>
              </msub>
              <mo stretchy="false">+</mo>
              <msub>
                <mi>F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  <mo stretchy="false">≥</mo>
            <msup>
              <mn>2</mn>
              <mrow>
                <mo fence="true" stretchy="false">(</mo>
                <mrow>
                  <mrow>
                    <mn>0.5</mn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sup>
          </mrow>
        </mtd>
      </mtr>
      <mtr>
        <mtd>
          <mrow>
            <mrow>
              <msup>
                <mn>2</mn>
                <mrow>
                  <mn>0.5</mn>
                  <mi>n</mi>
                </mrow>
              </msup>
              <mo stretchy="false">+</mo>
              <msup>
                <mn>2</mn>
                <mrow>
                  <mo fence="true" stretchy="false">(</mo>
                  <mrow>
                    <mrow>
                      <mn>0.5</mn>
                      <mrow>
                        <mo fence="true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up>
            </mrow>
            <mo stretchy="false">≥</mo>
            <msup>
              <mn>2</mn>
              <mrow>
                <mo fence="true" stretchy="false">(</mo>
                <mrow>
                  <mrow>
                    <mn>0.5</mn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sup>
          </mrow>
        </mtd>
      </mtr>
      <mtr>
        <mtd>
          <mrow>
            <mrow>
              <msup>
                <mn>2</mn>
                <mrow>
                  <mn>0.5</mn>
                  <mi>n</mi>
                </mrow>
              </msup>
              <mo stretchy="false">+</mo>
              <msup>
                <mn>2</mn>
                <mrow>
                  <mn>0.5</mn>
                  <mi>n</mi>
                </mrow>
              </msup>
            </mrow>
            <mrow>
              <msup>
                <mn>2</mn>
                <mrow>
                  <mo stretchy="false">−</mo>
                  <mn>0.5</mn>
                </mrow>
              </msup>
              <mo stretchy="false">≥</mo>
              <msup>
                <mn>2</mn>
                <mrow>
                  <mn>0.5</mn>
                  <mi>n</mi>
                </mrow>
              </msup>
            </mrow>
            <msup>
              <mn>2</mn>
              <mn>0.5</mn>
            </msup>
          </mrow>
        </mtd>
      </mtr>
      <mtr>
        <mtd>
          <mrow>
            <msup>
              <mn>2</mn>
              <mrow>
                <mn>0.5</mn>
                <mi>n</mi>
              </mrow>
            </msup>
            <mrow>
              <mrow>
                <mo fence="true" stretchy="false">(</mo>
                <mrow>
                  <mrow>
                    <mn>1</mn>
                    <mo stretchy="false">+</mo>
                    <msup>
                      <mn>2</mn>
                      <mrow>
                        <mo stretchy="false">−</mo>
                        <mn>0.5</mn>
                      </mrow>
                    </msup>
                  </mrow>
                </mrow>
                <mo fence="true" stretchy="false">)</mo>
              </mrow>
              <mo stretchy="false">≥</mo>
              <msup>
                <mn>2</mn>
                <mrow>
                  <mn>0.5</mn>
                  <mi>n</mi>
                </mrow>
              </msup>
            </mrow>
            <msup>
              <mn>2</mn>
              <mn>0.5</mn>
            </msup>
          </mrow>
        </mtd>
      </mtr>
      <mtr>
        <mtd>
          <mrow>
            <mrow>
              <mn>1</mn>
              <mo stretchy="false">+</mo>
              <msup>
                <mn>2</mn>
                <mrow>
                  <mo stretchy="false">−</mo>
                  <mn>0.5</mn>
                </mrow>
              </msup>
            </mrow>
            <mo stretchy="false">≥</mo>
            <msup>
              <mn>2</mn>
              <mn>0.5</mn>
            </msup>
          </mrow>
        </mtd>
      </mtr>
      <mtr>
        <mtd>
          <mrow>
            <mrow>
              <msup>
                <mn>2</mn>
                <mn>0.5</mn>
              </msup>
              <mo stretchy="false">+</mo>
              <mn>1</mn>
            </mrow>
            <mo stretchy="false">≥</mo>
            <mn>2</mn>
          </mrow>
        </mtd>
      </mtr>
      <mtr>
        <mtd>
          <mrow>
            <msup>
              <mn>2</mn>
              <mn>0.5</mn>
            </msup>
            <mo stretchy="false">≥</mo>
            <mn>1</mn>
          </mrow>
        </mtd>
      </mtr>
      <mtr>
        <mtd>
          <mi>□</mi>
        </mtd>
      </mtr>
    </mtable>
    <annotation encoding="StarMath 5.0">underline {basis}: {n = 6 toward F_6 = 8; 2^3 = 8} newline
F_n = F_(n-1) + F_(n-2) &gt;= 2^(0.5n) newline
F_( n+1 ) = F_n + F_( n-1 ) &gt;= 2^(0.5( n+1 )) newline
2^0.5n + 2^(0.5( n-1 )) &gt;= 2^(0.5( n+1 )) newline
2^0.5n + 2^0.5n  2^-0.5 &gt;= 2^0.5n 2^0.5 newline
2^0.5n (1 + 2^-0.5) &gt;= 2^0.5n 2^0.5 newline
1 + 2^-0.5 &gt;= 2^0.5 newline
2^0.5 + 1 &gt;= 2 newline
2^0.5 &gt;= 1 newline
□</annotation>
  </semantics>
</math>
</file>

<file path=Object 9/content.xml><?xml version="1.0" encoding="utf-8"?>
<math xmlns="http://www.w3.org/1998/Math/MathML" display="block">
  <semantics>
    <mtable>
      <mtr>
        <mtd>
          <mrow>
            <mo fence="true" stretchy="false">(</mo>
            <mrow>
              <mrow>
                <mi mathvariant="italic">selecting</mi>
                <mrow>
                  <mi>c</mi>
                  <mo stretchy="false">=</mo>
                  <mn>0.9</mn>
                </mrow>
              </mrow>
            </mrow>
            <mo fence="true" stretchy="false">)</mo>
          </mrow>
        </mtd>
      </mtr>
      <mtr>
        <mtd>
          <mrow>
            <munder accentunder="true">
              <mi mathvariant="italic">basis</mi>
              <mo>̲</mo>
            </munder>
            <mi mathvariant="normal">:</mi>
            <mrow>
              <mrow>
                <mi>n</mi>
                <mo stretchy="false">=</mo>
                <mn>0</mn>
                <mo stretchy="false">→</mo>
                <msub>
                  <mi>F</mi>
                  <mn>0</mn>
                </msub>
                <mo stretchy="false">=</mo>
                <mn>0</mn>
              </mrow>
              <mi>;</mi>
              <mrow>
                <msup>
                  <mn>2</mn>
                  <mn>0</mn>
                </msup>
                <mo stretchy="false">=</mo>
                <mn>1</mn>
              </mrow>
            </mrow>
          </mrow>
        </mtd>
      </mtr>
      <mtr>
        <mtd>
          <mrow>
            <msup>
              <mn>2</mn>
              <mrow>
                <mn>0.9</mn>
                <mi>n</mi>
              </mrow>
            </msup>
            <mo stretchy="false">≥</mo>
            <msub>
              <mi>F</mi>
              <mi>n</mi>
            </msub>
          </mrow>
        </mtd>
      </mtr>
      <mtr>
        <mtd>
          <mrow>
            <msup>
              <mn>2</mn>
              <mrow>
                <mo fence="true" stretchy="false">(</mo>
                <mrow>
                  <mrow>
                    <mn>0.9</mn>
                    <mrow>
                      <mi>n</mi>
                      <mo stretchy="false">+</mo>
                      <mn>1</mn>
                    </mrow>
                  </mrow>
                </mrow>
                <mo fence="true" stretchy="false">)</mo>
              </mrow>
            </msup>
            <mo stretchy="false">≥</mo>
            <msub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b>
            <mo stretchy="false">≥</mo>
            <mrow>
              <msub>
                <mi>F</mi>
                <mrow>
                  <mo fence="true" stretchy="false">(</mo>
                  <mrow>
                    <mi>n</mi>
                  </mrow>
                  <mo fence="true" stretchy="false">)</mo>
                </mrow>
              </msub>
              <mo stretchy="false">+</mo>
              <msub>
                <mi>F</mi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  <mo stretchy="false">≥</mo>
            <mrow>
              <msup>
                <mn>2</mn>
                <mrow>
                  <mn>0.9</mn>
                  <mi>n</mi>
                </mrow>
              </msup>
              <mo stretchy="false">+</mo>
              <msup>
                <mn>2</mn>
                <mrow>
                  <mo fence="true" stretchy="false">(</mo>
                  <mrow>
                    <mrow>
                      <mn>0.9</mn>
                      <mrow>
                        <mi>n</mi>
                        <mo stretchy="false">−</mo>
                        <mn>1</mn>
                      </mrow>
                    </mrow>
                  </mrow>
                  <mo fence="true" stretchy="false">)</mo>
                </mrow>
              </msup>
            </mrow>
          </mrow>
        </mtd>
      </mtr>
      <mtr>
        <mtd>
          <mrow>
            <msup>
              <mn>2</mn>
              <mrow>
                <mn>0.9</mn>
                <mi>n</mi>
              </mrow>
            </msup>
            <mrow>
              <msup>
                <mn>2</mn>
                <mn>0.9</mn>
              </msup>
              <mo stretchy="false">≥</mo>
              <mrow>
                <msup>
                  <mn>2</mn>
                  <mrow>
                    <mn>0.9</mn>
                    <mi>n</mi>
                  </mrow>
                </msup>
                <mo stretchy="false">+</mo>
                <mfrac>
                  <msup>
                    <mn>2</mn>
                    <mrow>
                      <mn>0.9</mn>
                      <mi>n</mi>
                    </mrow>
                  </msup>
                  <mrow>
                    <mspace width="4em"/>
                    <mn>2</mn>
                  </mrow>
                </mfrac>
              </mrow>
            </mrow>
          </mrow>
        </mtd>
      </mtr>
      <mtr>
        <mtd>
          <mrow>
            <msup>
              <mn>2</mn>
              <mrow>
                <mn>0.9</mn>
                <mi>n</mi>
              </mrow>
            </msup>
            <mrow>
              <msup>
                <mn>2</mn>
                <mn>0.9</mn>
              </msup>
              <mo stretchy="false">≥</mo>
              <msup>
                <mn>2</mn>
                <mrow>
                  <mn>0.9</mn>
                  <mi>n</mi>
                </mrow>
              </msup>
            </mrow>
            <mfrac>
              <mn>3</mn>
              <mn>2</mn>
            </mfrac>
          </mrow>
        </mtd>
      </mtr>
      <mtr>
        <mtd>
          <mrow>
            <msup>
              <mn>2</mn>
              <mn>0.9</mn>
            </msup>
            <mo stretchy="false">≥</mo>
            <mfrac>
              <mn>3</mn>
              <mn>2</mn>
            </mfrac>
          </mrow>
        </mtd>
      </mtr>
    </mtable>
    <annotation encoding="StarMath 5.0">(selecting c = 0.9) newline
underline {basis}: {n = 0 toward F_0 = 0; 2^0 = 1} newline
2^0.9n &gt;= F_n newline
2^(0.9n+1) &gt;= F_(n+1) &gt;= F_(n) + F_(n-1) &gt;= 2^0.9n + 2^(0.9n-1)newline 
2^0.9n 2^0.9 &gt;= 2^0.9n + {2^0.9n} over {~~2} newline
2^0.9n 2^0.9 &gt;= 2^0.9n {3} over {2} newline
2^0.9 &gt;= 3 over 2 newline

</annotation>
  </semantics>
</math>
</file>